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name-complex="Tahoma1" style:font-size-complex="10pt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Tahoma" fo:font-size="10pt" style:font-size-asian="10pt" style:font-name-complex="Tahoma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Standard"><text:span text:style-name="T1">From</text:span></text:p>
      <text:p text:style-name="Standard"><text:span text:style-name="T1"><text:tab/>Mahesh mokate </text:span></text:p>
      <text:p text:style-name="P2"><text:span text:style-name="T1"><text:s text:c="2"/>Akurdi,pimpri chinchwad</text:span></text:p>
      <text:p text:style-name="P2"><text:span text:style-name="T1"><text:s text:c="2"/>pune-maharastra</text:span></text:p>
      <text:p text:style-name="P2"><text:span text:style-name="T1"><text:s text:c="4"/>9762857602</text:span></text:p>
      <text:p text:style-name="P1"/>
      <text:p text:style-name="P1"/>
      <text:p text:style-name="Standard"><text:span text:style-name="T1">To</text:span></text:p>
      <text:p text:style-name="Standard"><text:span text:style-name="T1"><text:tab/>The Manager,</text:span></text:p>
      <text:p text:style-name="Standard"><text:span text:style-name="T1"><text:tab/>State Bank Of India</text:span></text:p>
      <text:p text:style-name="Standard"><text:span text:style-name="T1"><text:tab/>Ahmednagar</text:span></text:p>
      <text:p text:style-name="Standard"><text:span text:style-name="T1"><text:tab/>Ahmednagar,Maharashtra</text:span></text:p>
      <text:p text:style-name="Standard"><text:span text:style-name="T1"><text:tab/></text:span></text:p>
      <text:p text:style-name="P1"/>
      <text:p text:style-name="Standard"><text:span text:style-name="T1">Subj : Transfer of Savings Account# 20138396542, ahmednagar,ahmednagar(maharashtra)</text:span></text:p>
      <text:p text:style-name="P1"/>
      <text:p text:style-name="Standard"><text:span text:style-name="T1">Sir,</text:span></text:p>
      <text:p text:style-name="P1"/>
      <text:p text:style-name="Standard"><text:span text:style-name="T1">I am holding a savings bank account with your branch at ahmednagar branch. I recently moved from ahmednagar to pune and for operational convenience, I would like to transfer my savings account to the new MIDC HINJEWADI, pune&gt;.</text:span></text:p>
      <text:p text:style-name="P1"/>
      <text:p text:style-name="Standard"><text:span text:style-name="T1">Kindly transfer my savings account to MIDC HINJEWADI, pune.</text:span></text:p>
      <text:p text:style-name="P1"/>
      <text:p text:style-name="Standard"><text:span text:style-name="T1">If you have any questions, kindly call me at 9762857602</text:span></text:p>
      <text:p text:style-name="P1"/>
      <text:p text:style-name="P1"/>
      <text:p text:style-name="Standard"><text:span text:style-name="T1">pune<text:tab/><text:tab/><text:tab/><text:tab/><text:tab/><text:tab/><text:tab/>Yours truly,</text:span></text:p>
      <text:p text:style-name="Standard"><text:span text:style-name="T1">22/07/2015<text:tab/><text:tab/> <text:s text:c="36"/>Mahesh Popat Mokate</text:span></text:p>
      <text:p text:style-name="Standard"><text:span text:style-name="T1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0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en" fo:country="US" style:letter-kerning="true" style:font-name-asian="Times New Roman1" style:font-size-asian="11pt" style:language-asian="en" style:country-asian="US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writing-mode="lr-tb"/>
      <style:text-properties style:use-window-font-color="true" fo:font-size="12pt" style:font-size-asian="12pt" style:font-name-complex="Mangal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rom</dc:title>
    <meta:editing-cycles>13</meta:editing-cycles>
    <meta:print-date>2004-11-04T06:50:00</meta:print-date>
    <meta:creation-date>2015-07-22T17:38:13</meta:creation-date>
    <dc:date>2015-07-22T18:07:58</dc:date>
    <meta:editing-duration>PT29M41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89" meta:character-count="667" meta:non-whitespace-character-count="532"/>
    <meta:user-defined meta:name="AppVersion">12.0000</meta:user-defined>
    <meta:user-defined meta:name="Company">Omnicell, In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